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.5pt" fo:font-style="normal" style:text-underline-style="none" fo:font-weight="normal" officeooo:paragraph-rsid="001be84e" style:font-size-asian="10.5pt" style:font-style-asian="normal" style:font-weight-asian="normal" style:font-size-complex="10.5pt" style:font-style-complex="normal" style:font-weight-complex="normal"/>
    </style:style>
    <style:style style:name="P2" style:family="paragraph" style:parent-style-name="Standard">
      <style:text-properties fo:font-size="10.5pt" fo:font-style="normal" style:text-underline-style="none" fo:font-weight="normal" officeooo:paragraph-rsid="001cf413" style:font-size-asian="10.5pt" style:font-style-asian="normal" style:font-weight-asian="normal" style:font-size-complex="10.5pt" style:font-style-complex="normal" style:font-weight-complex="normal"/>
    </style:style>
    <style:style style:name="P3" style:family="paragraph" style:parent-style-name="Standard">
      <style:text-properties fo:font-size="10.5pt" fo:font-style="normal" style:text-underline-style="none" fo:font-weight="normal" officeooo:rsid="001be84e" officeooo:paragraph-rsid="001cf413" style:font-size-asian="10.5pt" style:font-style-asian="normal" style:font-weight-asian="normal" style:font-size-complex="10.5pt" style:font-style-complex="normal" style:font-weight-complex="normal"/>
    </style:style>
    <style:style style:name="P4" style:family="paragraph" style:parent-style-name="Standard">
      <style:text-properties fo:font-size="10.5pt" fo:font-style="normal" style:text-underline-style="none" fo:font-weight="normal" officeooo:rsid="001be84e" officeooo:paragraph-rsid="001be84e" style:font-size-asian="10.5pt" style:font-style-asian="normal" style:font-weight-asian="normal" style:font-size-complex="10.5pt" style:font-style-complex="normal" style:font-weight-complex="normal"/>
    </style:style>
    <style:style style:name="P5" style:family="paragraph" style:parent-style-name="Standard">
      <style:text-properties fo:font-size="10.5pt" fo:font-style="normal" style:text-underline-style="none" fo:font-weight="normal" officeooo:rsid="001be84e" officeooo:paragraph-rsid="00206c2b" style:font-size-asian="10.5pt" style:font-style-asian="normal" style:font-weight-asian="normal" style:font-size-complex="10.5pt" style:font-style-complex="normal" style:font-weight-complex="normal"/>
    </style:style>
    <style:style style:name="P6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79010" officeooo:paragraph-rsid="00179010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size="12pt" fo:font-style="italic" style:text-underline-style="none" fo:font-weight="normal" officeooo:rsid="00179010" officeooo:paragraph-rsid="00179010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font-size="12pt" fo:font-style="italic" style:text-underline-style="none" fo:font-weight="normal" officeooo:rsid="0019483b" officeooo:paragraph-rsid="0019483b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officeooo:rsid="00179010" officeooo:paragraph-rsid="00179010" style:font-size-asian="10.5pt" style:font-style-asian="normal" style:font-weight-asian="normal" style:font-size-complex="12pt" style:font-style-complex="normal" style:font-weight-complex="normal"/>
    </style:style>
    <style:style style:name="P10" style:family="paragraph">
      <style:paragraph-properties fo:text-align="center"/>
    </style:style>
    <style:style style:name="P11" style:family="paragraph">
      <style:text-properties fo:font-size="8pt" style:font-size-asian="8pt" style:font-size-complex="8pt"/>
    </style:style>
    <style:style style:name="P12" style:family="paragraph">
      <style:text-properties fo:font-size="9pt" style:font-size-asian="9pt" style:font-size-complex="9pt"/>
    </style:style>
    <style:style style:name="T1" style:family="text">
      <style:text-properties officeooo:rsid="001be84e"/>
    </style:style>
    <style:style style:name="T2" style:family="text">
      <style:text-properties officeooo:rsid="001cf413"/>
    </style:style>
    <style:style style:name="T3" style:family="text">
      <style:text-properties officeooo:rsid="001fedff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9pt" style:font-size-asian="9pt" style:font-size-complex="9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2. Bedingungen der menschlichen Arbeitsleistung</text:p>
      <text:p text:style-name="P6"/>
      <text:p text:style-name="P7"/>
      <text:p text:style-name="P7">2.1 Innere Arbeitsbedingungen (persönliche Bedingungen)</text:p>
      <text:p text:style-name="P9"><draw:line text:anchor-type="paragraph" draw:z-index="0" draw:style-name="gr1" draw:text-style-name="P10" svg:x1="3.0031in" svg:y1="0.1134in" svg:x2="2.378in" svg:y2="0.9677in"><text:p/></draw:line><draw:line text:anchor-type="paragraph" draw:z-index="3" draw:style-name="gr1" draw:text-style-name="P10" svg:x1="3.1173in" svg:y1="0.0925in" svg:x2="3.8154in" svg:y2="1.0197in"><text:p/></draw:line></text:p>
      <text:p text:style-name="P9"/>
      <text:p text:style-name="P9"/>
      <text:p text:style-name="P9"><draw:frame text:anchor-type="paragraph" draw:z-index="2" draw:style-name="gr3" draw:text-style-name="P12" svg:width="1.7087in" svg:height="0.6205in" svg:x="3.1693in" svg:y="0.4008in"><draw:text-box><text:p><text:span text:style-name="T5">Leistungsbereitschaft</text:span></text:p><text:p><text:span text:style-name="T5"><text:tab/></text:span><text:span text:style-name="T5"><text:tab/></text:span><text:span text:style-name="T5"> <text:s text:c="3"/></text:span><text:span text:style-name="T5">z.B.</text:span></text:p><text:p><text:span text:style-name="T5">Intresse, Wille, Ausdauer, Verantwortungsbewusstsein</text:span></text:p></draw:text-box></draw:frame><draw:frame text:anchor-type="paragraph" draw:z-index="1" draw:style-name="gr2" draw:text-style-name="P11" svg:width="1.8752in" svg:height="0.8303in" svg:x="1.3673in" svg:y="0.4528in"><draw:text-box><text:p><text:span text:style-name="T4">Leistungsfähigkeit</text:span></text:p><text:p><text:span text:style-name="T4">(körperliche und geistige Vorraussetzungen</text:span></text:p><text:p><text:span text:style-name="T4"><text:s/></text:span><text:span text:style-name="T4"><text:tab/></text:span><text:span text:style-name="T4"> <text:s text:c="8"/></text:span><text:span text:style-name="T4">z.B.</text:span></text:p><text:p><text:span text:style-name="T4">Begabung, Wissen, Können, Alter, Geschlecht</text:span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Weiterhin werden Leistungsfähigkeit und -bereitschaft durch körperliche und seelischen Zustand beeinflusst, zum Beispiel: Krankheit, finanzielle Probleme, familiäre Schwierigkeiten, Tageszeit</text:p>
      <text:p text:style-name="P9"/>
      <text:p text:style-name="P9"/>
      <text:p text:style-name="P8">2.2 äußere Arbeitsbedingungen</text:p>
      <text:p text:style-name="P8"/>
      <text:p text:style-name="P1"><text:span text:style-name="T1">· Gestaltung des Arbeitsplatzes<text:tab/><text:tab/>= <text:s/></text:span><text:span text:style-name="T2">moderne Produktionsmittel, sinnvolle Anordnung und <text:tab/><text:tab/><text:tab/><text:tab/><text:tab/><text:tab/> <text:s text:c="2"/>Anwendung, Lärmbelastung, Beleuchtung, Sauberkeit</text:span></text:p>
      <text:p text:style-name="P3"/>
      <text:p text:style-name="P2"><text:span text:style-name="T1">· Gestaltung der Arbeitszeit<text:tab/><text:tab/><text:tab/>= </text:span><text:span text:style-name="T3">Dauer, Verteilung, Tageszeit, Sonn- und <text:tab/><text:tab/><text:tab/><text:tab/><text:tab/><text:tab/><text:tab/><text:tab/> <text:s text:c="2"/>Feiertagsarbeit, Überstunden</text:span></text:p>
      <text:p text:style-name="P4"/>
      <text:p text:style-name="P3">· Gestaltung der Arbeitsorganisation<text:tab/><text:tab/>= Aufgabenwechsel, Arbeitserweiterung, <text:tab/><text:tab/></text:p>
      <text:p text:style-name="P3"><text:tab/><text:tab/><text:tab/><text:tab/><text:tab/><text:tab/> <text:s text:c="2"/>Arbeitsanreicherung, teilautonome Arbeitsgruppen</text:p>
      <text:p text:style-name="P4"/>
      <text:p text:style-name="P5">· Gestaltung des Betriebsklimas<text:tab/><text:tab/>= leistungsgerechte Entlohnung, beziehung zwischen <text:s text:c="8"/></text:p>
      <text:p text:style-name="P5"><text:tab/><text:tab/><text:tab/><text:tab/><text:tab/><text:tab/> <text:s text:c="2"/>Kollegen, sozialleistungen der Fir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0-10T09:06:36</meta:creation-date>
    <dc:date>2012-11-26T10:54:35</dc:date>
    <dc:creator>Dennis Diehm</dc:creator>
    <meta:editing-duration>PT1H9M3S</meta:editing-duration>
    <meta:editing-cycles>12</meta:editing-cycles>
    <meta:generator>LibreOffice/3.6$Linux_x86 LibreOffice_project/360m1$Build-2</meta:generator>
    <meta:document-statistic meta:table-count="0" meta:image-count="0" meta:object-count="0" meta:page-count="1" meta:paragraph-count="10" meta:word-count="81" meta:character-count="852" meta:non-whitespace-character-count="725"/>
  </office:meta>
</office:document-meta>
</file>